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3" style:family="text">
      <style:text-properties fo:font-size="8.00pt" fo:font-weight="normal" fo:font-family="'Cambria Math'" style:font-family-asian="'Cambria Math'" style:font-family-complex="'Cambria Math'" fo:background-color="transparent" fo:color="#ff33ff"/>
    </style:style>
    <style:style style:name="T1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5" style:family="text">
      <style:text-properties fo:font-size="8.00pt" fo:font-weight="normal" fo:font-family="'Cambria Math'" style:font-family-asian="'Cambria Math'" style:font-family-complex="'Cambria Math'" fo:background-color="transparent" fo:color="#ff33ff"/>
    </style:style>
    <style:style style:name="T1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Prioridade E [0.0,10.0]</text:span></text:p>
      <text:p text:style-name="P1"><text:span text:style-name="T1">Frequência {Extremamente baixa, Muito baixa, baixa, média-baixa, média, média-alta, alta, Muito alta, Extremamente Alta}</text:span></text:p>
      <text:p text:style-name="P1"><text:a xlink:href="http://educacao.uol.com.br/dicas-portugues/pre-condicao-ou-precondicao.jhtm"><text:span text:style-name="T2">http://educacao.uol.com.br/dicas-portugues/pre-condicao-ou-precondicao.jhtm</text:span></text:a><text:span text:style-name="T3"><text:s/></text:span></text:p>
      <text:p text:style-name="P1"><text:span text:style-name="T3"/></text:p>
      <text:p text:style-name="P1"><text:span text:style-name="T4">[Caso de uso 0.1] Distribuir a Simulação</text:span></text:p>
      <text:p text:style-name="P1"><text:span text:style-name="T4">Objetivo: Distribuir a carga de trabalho da simulação para os recursos disponíveis na rede de colaboradores. </text:span></text:p>
      <text:p text:style-name="P1"><text:span text:style-name="T4">Escopo: Framework Sleigh (Broker).</text:span></text:p>
      <text:p text:style-name="P1"><text:span text:style-name="T5">Precondições</text:span><text:span text:style-name="T6">: Arquivo de entrada da simulação, que será passada pela interface web.</text:span></text:p>
      <text:p text:style-name="P1"><text:span text:style-name="T6">Condição Final de Sucessos: O recurso de processamento recebeu corretamente os parâmetros necessários para realizar a simulação.</text:span></text:p>
      <text:p text:style-name="P1"><text:span text:style-name="T6">Condição Final de Falha: Ocorre uma interrupção do processo de distribuição, caso o recursos já esteja processando ele é avisado pelo ator para cancelar o processo.</text:span></text:p>
      <text:p text:style-name="P1"><text:span text:style-name="T6">Ator Primário: Cupid (Ativo)</text:span></text:p>
      <text:p text:style-name="P1"><text:span text:style-name="T7"/></text:p>
      <text:p text:style-name="P1"><text:span text:style-name="T8">Cenário Principal de Sucesso:</text:span></text:p>
      <text:p text:style-name="P1"><text:span text:style-name="T8">1º passo. Verificar se existem recursos disponíveis.</text:span></text:p>
      <text:p text:style-name="P1"><text:span text:style-name="T8">2º passo. Enviar as instruções da simulação.</text:span></text:p>
      <text:p text:style-name="P1"><text:span text:style-name="T8">3º passo. Receber ping de resposta indicando o estado: positivo, negativo, in-queue, etc.</text:span></text:p>
      <text:p text:style-name="P1"><text:span text:style-name="T9"/></text:p>
      <text:p text:style-name="P1"><text:span text:style-name="T10">Extensões:</text:span></text:p>
      <text:p text:style-name="P1"><text:span text:style-name="T10">1.1 Não existe recurso disponível: Enviar uma mensagem para o ator que não existe recurso disponível no momento.</text:span></text:p>
      <text:p text:style-name="P1"><text:span text:style-name="T10">2.1 Problemas com a comunicação via rede: Reenviar após um período de tempo. Caso falhe após X tentativas, remover o nodo na lista de colaboradores.</text:span></text:p>
      <text:p text:style-name="P1"><text:span text:style-name="T10">2.2 O nodo não é mais colaborador: Remove da lista de colaboradores.</text:span></text:p>
      <text:p text:style-name="P1"><text:span text:style-name="T10">2.3 As instruções se corromperam (ping: negativo) durante o envio: Reenviar imediatamente as instruções.</text:span></text:p>
      <text:p text:style-name="P1"><text:span text:style-name="T10">2.3 O colaborador já estava processando (ping: in-queue): Coloca na lista de colaboradores processando.</text:span></text:p>
      <text:p text:style-name="P1"><text:span text:style-name="T11"/></text:p>
      <text:p text:style-name="P1"><text:span text:style-name="T12">Informação Relacionada:</text:span></text:p>
      <text:p text:style-name="P1"><text:span text:style-name="T12">Prioridade: 10.0.</text:span></text:p>
      <text:p text:style-name="P1"><text:span text:style-name="T12">Desempenho: Menor overhead possível.</text:span></text:p>
      <text:p text:style-name="P1"><text:span text:style-name="T12">Frequência: Muito alta.</text:span></text:p>
      <text:p text:style-name="P1"><text:span text:style-name="T12">Caso de Uso Pai: Unknown until now.</text:span></text:p>
      <text:p text:style-name="P1"><text:span text:style-name="T12">Caso de Uso Subordinados: 0.2-Retornar o Estado da Simulação.</text:span></text:p>
      <text:p text:style-name="P1"><text:span text:style-name="T12">Atores Secundários: App Pine (Pinheiro<text:s/></text:span><text:span text:style-name="T13">→</text:span><text:span text:style-name="T14"><text:s/>Árvore de Natal<text:s/></text:span><text:span text:style-name="T15">→</text:span><text:span text:style-name="T16"><text:s/>onde os presentes ficam)</text:span></text:p>
      <text:p text:style-name="P1"><text:span text:style-name="T17"/></text:p>
      <text:p text:style-name="P1"><text:span text:style-name="T17"/></text:p>
      <text:p text:style-name="P1"><text:span text:style-name="T18">[Caso de uso 0.2] Retornar o Estado da Simulação</text:span></text:p>
      <text:p text:style-name="P1"><text:span text:style-name="T18">Objetivo: Informar para os usuários-colaboradores (a.k.a Pais) sobre o andamento atual da simulação.</text:span></text:p>
      <text:p text:style-name="P1"><text:span text:style-name="T18">Escopo: Framework Sleigh.</text:span></text:p>
      <text:p text:style-name="P1"><text:span text:style-name="T19">Precondições</text:span><text:span text:style-name="T20">: Possuir uma simulação ativa.</text:span></text:p>
      <text:p text:style-name="P1"><text:span text:style-name="T20">Condição Final de Sucesso: Retornar os dados (Estado atual: Em andamento, Interrompido, Finalizado; progresso atual) referente ao estado atual da simulação.</text:span></text:p>
      <text:p text:style-name="P1"><text:span text:style-name="T20">Condição Final de Falha: Retornar que a simulação foi encerrada, pois o usuário cancelou a simulação.</text:span></text:p>
      <text:p text:style-name="P1"><text:span text:style-name="T20">Ator: Cupid (Passivo)</text:span></text:p>
      <text:p text:style-name="P1"><text:span text:style-name="T21"/></text:p>
      <text:p text:style-name="P1"><text:span text:style-name="T22">Cenário Principal de Sucesso:</text:span></text:p>
      <text:p text:style-name="P1"><text:span text:style-name="T22">1º passo. Acessar as variáveis de estado de simulação.</text:span></text:p>
      <text:p text:style-name="P1"><text:span text:style-name="T22">2º passo. Enviar para interface web os dados acessados.</text:span></text:p>
      <text:p text:style-name="P1"><text:span text:style-name="T22">3º passo: Receber o ping de resposta indicando o estado: positivo, negativo.</text:span></text:p>
      <text:p text:style-name="P1"><text:span text:style-name="T23"/></text:p>
      <text:p text:style-name="P1"><text:span text:style-name="T24">Extensões:</text:span></text:p>
      <text:p text:style-name="P1"><text:span text:style-name="T24">1.1 Simulação não existente: Comunica para interface web que o recurso não pode ser utilizado, pois a simulação não existe.</text:span></text:p>
      <text:p text:style-name="P1"><text:span text:style-name="T24">2.1 Falha no envio de dados: Aguardar o próximo ciclo de envio.</text:span></text:p>
      <text:p text:style-name="P1"><text:span text:style-name="T25"/></text:p>
      <text:p text:style-name="P1"><text:span text:style-name="T26">Informação Relacionada:</text:span></text:p>
      <text:p text:style-name="P1"><text:span text:style-name="T26">Prioridade: 8.0.</text:span></text:p>
      <text:p text:style-name="P1"><text:span text:style-name="T26">Desempenho: Menor overhead de rede possível.</text:span></text:p>
      <text:p text:style-name="P1"><text:span text:style-name="T26">Frequência: Alta.</text:span></text:p>
      <text:p text:style-name="P1"><text:span text:style-name="T26">Caso de Uso Pai: 0.1-Distribuir Simulação.</text:span></text:p>
      <text:p text:style-name="P1"><text:span text:style-name="T26">Caso de Uso Subordinados: Unknow.</text:span></text:p>
      <text:p text:style-name="P1"><text:span text:style-name="T26">Atores Secundários: No one.</text:span></text:p>
      <text:p text:style-name="P1"><text:span text:style-name="T27"/></text:p>
      <text:p text:style-name="P1"><text:span text:style-name="T28">[Caso de uso 0.3] Parar a Simulação</text:span></text:p>
      <text:p text:style-name="P1"><text:span text:style-name="T28">Objetivo: Usuário deseja interromper sua simulação. </text:span></text:p>
      <text:p text:style-name="P1"><text:span text:style-name="T28">Escopo: Framework Sleigh.</text:span></text:p>
      <text:p text:style-name="P1"><text:span text:style-name="T29">Precondições</text:span><text:span text:style-name="T30">: Possuir uma simulação ativa.</text:span></text:p>
      <text:p text:style-name="P1"><text:span text:style-name="T30">Condição Final de Sucesso: Todos os stakeholders envolvidos com a determinada simulação serão devidamente pausados.</text:span></text:p>
      <text:p text:style-name="P1"><text:span text:style-name="T30">Condição Final de Falha: Continua a simulação. </text:span></text:p>
      <text:p text:style-name="P1"><text:span text:style-name="T30">Ator: Cupid (Ativo), Framework Sleigh.</text:span></text:p>
      <text:p text:style-name="P1"><text:span text:style-name="T31"/></text:p>
      <text:p text:style-name="P1"><text:span text:style-name="T32">Cenário Principal de Sucesso:</text:span></text:p>
      <text:p text:style-name="P1"><text:span text:style-name="T32">1º passo. Salvar o estado atual da simulação.</text:span></text:p>
      <text:p text:style-name="P1"><text:span text:style-name="T32">2º passo. Enviar sinal de parada para a simulação em execução.</text:span></text:p>
      <text:p text:style-name="P1"><text:span text:style-name="T32">3º passo. Receber o ping de resposta indicando estado: positivo, negativo.</text:span></text:p>
      <text:p text:style-name="P1"><text:span text:style-name="T32">4º passo. Enviar para os usuários-colaborados que a simulação foi pausada.</text:span></text:p>
      <text:p text:style-name="P1"><text:span text:style-name="T32">5º passo. Parar de enviar o estado de simulação.</text:span></text:p>
      <text:p text:style-name="P1"><text:span text:style-name="T33"/></text:p>
      <text:p text:style-name="P1"><text:span text:style-name="T34">Extensões:</text:span></text:p>
      <text:p text:style-name="P1"><text:span text:style-name="T34">1.1 Falha no armazenamento do estado atual: Salva o último estado válido.</text:span></text:p>
      <text:p text:style-name="P1"><text:span text:style-name="T34">2.1 Falha no envio do sinal: Aguardar o próximo ciclo de envio.</text:span></text:p>
      <text:p text:style-name="P1"><text:span text:style-name="T35"/></text:p>
      <text:p text:style-name="P1"><text:span text:style-name="T36">Informação Relacionada:</text:span></text:p>
      <text:p text:style-name="P1"><text:span text:style-name="T36">Prioridade: 7.5.</text:span></text:p>
      <text:p text:style-name="P1"><text:span text:style-name="T36">Desempenho: Menor espaço de tempo possível.</text:span></text:p>
      <text:p text:style-name="P1"><text:span text:style-name="T36">Frequência: Extremamente baixa.</text:span></text:p>
      <text:p text:style-name="P1"><text:span text:style-name="T36">Caso de Uso Pai: ( pelé falando nãaao ).</text:span></text:p>
      <text:p text:style-name="P1"><text:span text:style-name="T36">Caso de Uso Subordinados: Unknow.</text:span></text:p>
      <text:p text:style-name="P1"><text:span text:style-name="T36">Atores Secundários: App Pine.</text:span></text:p>
      <text:p text:style-name="P1"><text:span text:style-name="T37"/></text:p>
      <text:p text:style-name="P1"><text:span text:style-name="T37"/></text:p>
      <text:p text:style-name="P1"><text:span text:style-name="T38">[Caso de uso 0.4] Excluir a Simulação</text:span></text:p>
      <text:p text:style-name="P1"><text:span text:style-name="T38">Objetivo: Usuário deseja finalizar sua simulação. </text:span></text:p>
      <text:p text:style-name="P1"><text:span text:style-name="T38">Escopo: Framework Sleigh.</text:span></text:p>
      <text:p text:style-name="P1"><text:span text:style-name="T39">Precondições</text:span><text:span text:style-name="T40">: Possuir uma simulação ativa.</text:span></text:p>
      <text:p text:style-name="P1"><text:span text:style-name="T40">Condição Final de Sucesso: Todos os stakeholders envolvidos com a determinada simulação serão devidamente encerrados.</text:span></text:p>
      <text:p text:style-name="P1"><text:span text:style-name="T40">Condição Final de Falha: Continua a simulação. </text:span></text:p>
      <text:p text:style-name="P1"><text:span text:style-name="T40">Ator: Cupid (Ativo), Framework Sleigh.</text:span></text:p>
      <text:p text:style-name="P1"><text:span text:style-name="T41"/></text:p>
      <text:p text:style-name="P1"><text:span text:style-name="T42">Cenário Principal de Sucesso:</text:span></text:p>
      <text:p text:style-name="P1"><text:span text:style-name="T42">1º passo. Enviar o ping da morte para os stakeholders.</text:span></text:p>
      <text:p text:style-name="P1"><text:span text:style-name="T42">2º passo. Enviar para os usuários-colaboradores que a simulação não existe mais.</text:span></text:p>
      <text:p text:style-name="P1"><text:span text:style-name="T42">3º passo. Parar de receber o estado da simulação.</text:span></text:p>
      <text:p text:style-name="P1"><text:span text:style-name="T43"/></text:p>
      <text:p text:style-name="P1"><text:span text:style-name="T44">Extensões:</text:span></text:p>
      <text:p text:style-name="P1"><text:span text:style-name="T44">1.1 Falha no envio do ping da morte: Reenviar, pois o ping da morte tarda mas não falha.</text:span></text:p>
      <text:p text:style-name="P1"><text:span text:style-name="T45"/></text:p>
      <text:p text:style-name="P1"><text:span text:style-name="T46">Informação Relacionada:</text:span></text:p>
      <text:p text:style-name="P1"><text:span text:style-name="T46">Prioridade: 7.5.</text:span></text:p>
      <text:p text:style-name="P1"><text:span text:style-name="T46">Desempenho: Menor espaço de tempo possível.</text:span></text:p>
      <text:p text:style-name="P1"><text:span text:style-name="T46">Frequência: Extremamente baixa.</text:span></text:p>
      <text:p text:style-name="P1"><text:span text:style-name="T46">Caso de Uso Pai: ( impeachment não é golpe<text:s text:c="2"/>). </text:span></text:p>
      <text:p text:style-name="P1"><text:span text:style-name="T46">Caso de Uso Subordinados: Unknow.</text:span></text:p>
      <text:p text:style-name="P1"><text:span text:style-name="T46">Atores Secundários: App Pine.</text:span></text:p>
      <text:p text:style-name="P1"><text:span text:style-name="T46"/></text:p>
      <text:p text:style-name="P2"><text:span text:style-name="T47">[Caso de uso 0.5] Getting Started</text:span></text:p>
      <text:p text:style-name="P2"><text:span text:style-name="T47">Objetivo: A partir da interface web, seguir passos para iniciar uma nova simulação. </text:span></text:p>
      <text:p text:style-name="P2"><text:span text:style-name="T47">Escopo: Interface Web( Precisamos pensar em um nome legal ).</text:span></text:p>
      <text:p text:style-name="P2"><text:span text:style-name="T47">Precondições: Estar logado em sua conta(Então precisamos decidir se ele pode começar uma simulação mesmo não tendo nenhum domínio dentro do site).</text:span></text:p>
      <text:p text:style-name="P2"><text:span text:style-name="T47">Condição Final de Sucesso: Seguir os passos básicos de configurações, e iniciar uma simulação.</text:span></text:p>
      <text:p text:style-name="P2"><text:span text:style-name="T47">Condição Final de Falha: Não conseguir iniciar a simulação. </text:span></text:p>
      <text:p text:style-name="P2"><text:span text:style-name="T47">Ator: Cupid (Ativo), Interface Web(Nome mais adequado).</text:span></text:p>
      <text:p text:style-name="P2"><text:span text:style-name="T48"/></text:p>
      <text:p text:style-name="P2"><text:span text:style-name="T49">Cenário Principal de Sucesso:</text:span></text:p>
      <text:p text:style-name="P2"><text:span text:style-name="T49">1º passo. Entrada correta com todo os dados básicos para o início da simulação.</text:span></text:p>
      <text:p text:style-name="P2"><text:span text:style-name="T49">2º passo. Enviar todos os dados para o Framework Sleigh.</text:span></text:p>
      <text:p text:style-name="P2"><text:span text:style-name="T49">3º passo. Receber o ping de resposta indicando estado: positivo, negativo.</text:span></text:p>
      <text:p text:style-name="P2"><text:span text:style-name="T50"/></text:p>
      <text:p text:style-name="P2"><text:span text:style-name="T51">Extensões:</text:span></text:p>
      <text:p text:style-name="P2"><text:span text:style-name="T51">1.1 Falta de<text:s text:c="2"/>dados ou entrada incorreta: Apresentar uma mensagem de aviso, esperar os dados serem ajustados ou completados.</text:span></text:p>
      <text:p text:style-name="P2"><text:span text:style-name="T51">1.2 Problemas com a comunicação via rede: Reenviar após um período de tempo. Caso falhe após X tentativas, remover o nodo na lista de colaboradores.</text:span></text:p>
      <text:p text:style-name="P2"><text:span text:style-name="T52"/></text:p>
      <text:p text:style-name="P2"><text:span text:style-name="T53">Informação Relacionada:</text:span></text:p>
      <text:p text:style-name="P2"><text:span text:style-name="T53">Prioridade: 9.0.</text:span></text:p>
      <text:p text:style-name="P2"><text:span text:style-name="T53">Desempenho: Menor espaço de tempo possível.</text:span></text:p>
      <text:p text:style-name="P2"><text:span text:style-name="T53">Frequência: Extremamente alta.</text:span></text:p>
      <text:p text:style-name="P2"><text:span text:style-name="T53">Caso de Uso Pai: ( impeachment não é golpe<text:s text:c="2"/>). </text:span></text:p>
      <text:p text:style-name="P2"><text:span text:style-name="T53">Caso de Uso Subordinados: Unknow.</text:span></text:p>
      <text:p text:style-name="P2"><text:span text:style-name="T53">Atores Secundários: Framework Slegh.</text:span></text:p>
      <text:p text:style-name="P2"><text:span text:style-name="T53"/></text:p>
      <text:p text:style-name="P2"><text:span text:style-name="T53">[Caso de uso 0.6] Documentation</text:span></text:p>
      <text:p text:style-name="P2"><text:span text:style-name="T53">Objetivo: A partir da interface web, seguir para a página onde se encontra a documentação. </text:span></text:p>
      <text:p text:style-name="P2"><text:span text:style-name="T53">Escopo: Interface Web( Precisamos pensar em um nome legal ).</text:span></text:p>
      <text:p text:style-name="P2"><text:span text:style-name="T53">Precondições: Não possui.</text:span></text:p>
      <text:p text:style-name="P2"><text:span text:style-name="T53">Condição Final de Sucesso: Seguir para página de visualização da documentação.</text:span></text:p>
      <text:p text:style-name="P2"><text:span text:style-name="T53">Condição Final de Falha: Não conseguir acessar a página. </text:span></text:p>
      <text:p text:style-name="P2"><text:span text:style-name="T53">Ator: Cupid (Ativo), Interface Web(Nome mais adequado).</text:span></text:p>
      <text:p text:style-name="P2"><text:span text:style-name="T54"/></text:p>
      <text:p text:style-name="P2"><text:span text:style-name="T55">Cenário Principal de Sucesso:</text:span></text:p>
      <text:p text:style-name="P2"><text:span text:style-name="T55">1º passo. A partir da página inicial seguir para a página de documentação.</text:span></text:p>
      <text:p text:style-name="P2"><text:span text:style-name="T56"/></text:p>
      <text:p text:style-name="P2"><text:span text:style-name="T57">Extensões:</text:span></text:p>
      <text:p text:style-name="P2"><text:span text:style-name="T57">1.1 Problemas de indisponibilidade da página: Avisar os desenvolvedores que a página está com problemas.</text:span></text:p>
      <text:p text:style-name="P2"><text:span text:style-name="T58"/></text:p>
      <text:p text:style-name="P2"><text:span text:style-name="T59">Informação Relacionada:</text:span></text:p>
      <text:p text:style-name="P2"><text:span text:style-name="T59">Prioridade: 3.0.</text:span></text:p>
      <text:p text:style-name="P2"><text:span text:style-name="T59">Desempenho: Menor espaço de tempo possível.</text:span></text:p>
      <text:p text:style-name="P2"><text:span text:style-name="T59">Frequência: Extremamente baixa.</text:span></text:p>
      <text:p text:style-name="P2"><text:span text:style-name="T59">Caso de Uso Pai: ( impeachment não é golpe<text:s text:c="2"/>). </text:span></text:p>
      <text:p text:style-name="P2"><text:span text:style-name="T59">Caso de Uso Subordinados: Unknow.</text:span></text:p>
      <text:p text:style-name="P2"><text:span text:style-name="T59">Atores Secundários: Unknow.</text:span></text:p>
      <text:p text:style-name="P2"><text:span text:style-name="T59"/></text:p>
      <text:p text:style-name="P2"><text:span text:style-name="T59">[Caso de uso 0.7] Download Host Manager (Precisamos de mais nomes divertidos)</text:span></text:p>
      <text:p text:style-name="P2"><text:span text:style-name="T59">Objetivo: A partir da interface web ser redirecionado para um link de download. </text:span></text:p>
      <text:p text:style-name="P2"><text:span text:style-name="T59">Escopo: Interface Web( Precisamos pensar em um nome legal ).</text:span></text:p>
      <text:p text:style-name="P2"><text:span text:style-name="T59">Precondições: Não possui.</text:span></text:p>
      <text:p text:style-name="P2"><text:span text:style-name="T59">Condição Final de Sucesso: Ser enviado a partir da página inicial para o download, dando seu início.</text:span></text:p>
      <text:p text:style-name="P2"><text:span text:style-name="T59">Condição Final de Falha: Não conseguir iniciar o download. </text:span></text:p>
      <text:p text:style-name="P2"><text:span text:style-name="T59">Ator: Cupid (Ativo), Interface Web(Nome mais adequado).</text:span></text:p>
      <text:p text:style-name="P2"><text:span text:style-name="T60"/></text:p>
      <text:p text:style-name="P2"><text:span text:style-name="T61">Cenário Principal de Sucesso:</text:span></text:p>
      <text:p text:style-name="P2"><text:span text:style-name="T61">1º passo. A partir da página inicial seguir para a o link de download do Host Manager.</text:span></text:p>
      <text:p text:style-name="P2"><text:span text:style-name="T61">2º passo. Inicializar o download.</text:span></text:p>
      <text:p text:style-name="P2"><text:span text:style-name="T62"/></text:p>
      <text:p text:style-name="P2"><text:span text:style-name="T63">Extensões:</text:span></text:p>
      <text:p text:style-name="P2"><text:span text:style-name="T63">1.1 Problemas de indisponibilidade da página: Avisar os desenvolvedores que a página está com problemas.</text:span></text:p>
      <text:p text:style-name="P2"><text:span text:style-name="T63">2.1 Problemas na inicialização do download: Enviar mensagem de aviso para os desenvolvedores relatando o problema.</text:span></text:p>
      <text:p text:style-name="P2"><text:span text:style-name="T64"/></text:p>
      <text:p text:style-name="P2"><text:span text:style-name="T65">Informação Relacionada:</text:span></text:p>
      <text:p text:style-name="P2"><text:span text:style-name="T65">Prioridade: 8.0.</text:span></text:p>
      <text:p text:style-name="P2"><text:span text:style-name="T65">Desempenho: Menor espaço de tempo possível.</text:span></text:p>
      <text:p text:style-name="P2"><text:span text:style-name="T65">Frequência: Alta.</text:span></text:p>
      <text:p text:style-name="P2"><text:span text:style-name="T65">Caso de Uso Pai: ( impeachment não é golpe<text:s text:c="2"/>). </text:span></text:p>
      <text:p text:style-name="P2"><text:span text:style-name="T65">Caso de Uso Subordinados: Unknow.</text:span></text:p>
      <text:p text:style-name="P2"><text:span text:style-name="T65">Atores Secundários: Unknow.</text:span></text:p>
      <text:p text:style-name="P2"><text:span text:style-name="T65"/></text:p>
      <text:p text:style-name="P2"><text:span text:style-name="T65">[Caso de uso 0.8] Sign in</text:span></text:p>
      <text:p text:style-name="P2"><text:span text:style-name="T65">Objetivo: Efetuar o login do usuário. </text:span></text:p>
      <text:p text:style-name="P2"><text:span text:style-name="T65">Escopo: Interface Web( Precisamos pensar em um nome legal ).</text:span></text:p>
      <text:p text:style-name="P2"><text:span text:style-name="T65">Precondições: Já possuir uma conta autenticada pelo sistema.</text:span></text:p>
      <text:p text:style-name="P2"><text:span text:style-name="T65">Condição Final de Sucesso: Acessar a conta do usuário corretamente.</text:span></text:p>
      <text:p text:style-name="P2"><text:span text:style-name="T65">Condição Final de Falha: Não conseguir acessar a conta por falha do sistema. </text:span></text:p>
      <text:p text:style-name="P2"><text:span text:style-name="T65">Ator: Cupid (Ativo), Interface Web(Nome mais adequado), Banco de dados.</text:span></text:p>
      <text:p text:style-name="P2"><text:span text:style-name="T66"/></text:p>
      <text:p text:style-name="P2"><text:span text:style-name="T67">Cenário Principal de Sucesso:</text:span></text:p>
      <text:p text:style-name="P2"><text:span text:style-name="T67">1º passo. Entrada correta com os dados de login e senha.</text:span></text:p>
      <text:p text:style-name="P2"><text:span text:style-name="T67">2º passo. Link de recuperação de senha(NECESSARIO FAZER UM CASO DE USO).</text:span></text:p>
      <text:p text:style-name="P2"><text:span text:style-name="T67">3º passo. Acessar as configurações e perfil do usuário.</text:span></text:p>
      <text:p text:style-name="P2"><text:span text:style-name="T68"/></text:p>
      <text:p text:style-name="P2"><text:span text:style-name="T69">Extensões:</text:span></text:p>
      <text:p text:style-name="P2"><text:span text:style-name="T69">1.1 Problemas de indisponibilidade da página: Avisar os desenvolvedores que a página está com problemas.</text:span></text:p>
      <text:p text:style-name="P2"><text:span text:style-name="T69">2.1 Problemas na recuperação da senha: Enviar mensagem de aviso para os desenvolvedores relatando o problema.</text:span></text:p>
      <text:p text:style-name="P2"><text:span text:style-name="T70"/></text:p>
      <text:p text:style-name="P2"><text:span text:style-name="T71">Informação Relacionada:</text:span></text:p>
      <text:p text:style-name="P2"><text:span text:style-name="T71">Prioridade: 8.0. (Aqui vai depender, pois se ele puder fazer simulações sem estar logado a note será mais baixa)</text:span></text:p>
      <text:p text:style-name="P2"><text:span text:style-name="T71">Desempenho: Menor espaço de tempo possível.</text:span></text:p>
      <text:p text:style-name="P2"><text:span text:style-name="T71">Frequência: Alta.(Aqui vai depender, pois se ele puder fazer simulações sem estar logado a note será mais baixa)</text:span></text:p>
      <text:p text:style-name="P2"><text:span text:style-name="T71">Caso de Uso Pai: ( impeachment não é golpe<text:s text:c="2"/>). </text:span></text:p>
      <text:p text:style-name="P2"><text:span text:style-name="T71">Caso de Uso Subordinados: Unknow.</text:span></text:p>
      <text:p text:style-name="P2"><text:span text:style-name="T71">Atores Secundários: Unknow.</text:span></text:p>
      <text:p text:style-name="P2"><text:span text:style-name="T71"/></text:p>
      <text:p text:style-name="P2"><text:span text:style-name="T71"/></text:p>
      <text:p text:style-name="P2"><text:span text:style-name="T71"/></text:p>
      <text:p text:style-name="P2"><text:span text:style-name="T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